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210.587716361235">
            <text:p>210.59</text:p>
          </table:table-cell>
          <table:table-cell office:value-type="float" office:value="6">
            <text:p>6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6">
            <text:p>5.26</text:p>
          </table:table-cell>
          <table:table-cell table:formula="oooc:=CEILING(([.T5]-[.W5]/2);[.W5])" office:value-type="float" office:value="320">
            <text:p>3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3]*[$globals.$C$32]/[.R5]*[.K5]*[.Y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[.$D5]*[$globals.$C$34]/[.$K5]" office:value-type="float" office:value="315.6">
            <text:p>315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40">
            <text:p>140</text:p>
          </table:table-cell>
          <table:table-cell table:formula="oooc:=CEILING(([.R6]-[.V6]/2);[.V6])" office:value-type="float" office:value="6.59">
            <text:p>6.59</text:p>
          </table:table-cell>
          <table:table-cell table:formula="oooc:=CEILING(([.T6]-[.W6]/2);[.W6])" office:value-type="float" office:value="400">
            <text:p>40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5.1759042410222">
            <text:p>15.18</text:p>
          </table:table-cell>
          <table:table-cell table:formula="oooc:=[.AA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3]*[$globals.$C$32]/[.R6]*[.K6]*[.Y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[.$D6]*[$globals.$C$34]/[.$K6]" office:value-type="float" office:value="395.4">
            <text:p>395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26">
            <text:p>8.26</text:p>
          </table:table-cell>
          <table:table-cell table:formula="oooc:=CEILING(([.T7]-[.W7]/2);[.W7])" office:value-type="float" office:value="500">
            <text:p>5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3.0308069532675">
            <text:p>23.03</text:p>
          </table:table-cell>
          <table:table-cell table:formula="oooc:=[.AA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3]*[$globals.$C$32]/[.R7]*[.K7]*[.Y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[.$D7]*[$globals.$C$34]/[.$K7]" office:value-type="float" office:value="495.6">
            <text:p>495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30">
            <text:p>330</text:p>
          </table:table-cell>
          <table:table-cell table:formula="oooc:=CEILING(([.R8]-[.V8]/2);[.V8])" office:value-type="float" office:value="10.35">
            <text:p>10.35</text:p>
          </table:table-cell>
          <table:table-cell table:formula="oooc:=CEILING(([.T8]-[.W8]/2);[.W8])" office:value-type="float" office:value="620">
            <text:p>6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4.9513320916255">
            <text:p>34.95</text:p>
          </table:table-cell>
          <table:table-cell table:formula="oooc:=[.AA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3]*[$globals.$C$32]/[.R8]*[.K8]*[.Y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[.$D8]*[$globals.$C$34]/[.$K8]" office:value-type="float" office:value="621">
            <text:p>621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00">
            <text:p>500</text:p>
          </table:table-cell>
          <table:table-cell table:formula="oooc:=CEILING(([.R9]-[.V9]/2);[.V9])" office:value-type="float" office:value="12.97">
            <text:p>12.97</text:p>
          </table:table-cell>
          <table:table-cell table:formula="oooc:=CEILING(([.T9]-[.W9]/2);[.W9])" office:value-type="float" office:value="780">
            <text:p>78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3.0418068918675">
            <text:p>53.04</text:p>
          </table:table-cell>
          <table:table-cell table:formula="oooc:=[.AA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3]*[$globals.$C$32]/[.R9]*[.K9]*[.Y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[.$D9]*[$globals.$C$34]/[.$K9]" office:value-type="float" office:value="778.2">
            <text:p>778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60">
            <text:p>760</text:p>
          </table:table-cell>
          <table:table-cell table:formula="oooc:=CEILING(([.R10]-[.V10]/2);[.V10])" office:value-type="float" office:value="16.25">
            <text:p>16.25</text:p>
          </table:table-cell>
          <table:table-cell table:formula="oooc:=CEILING(([.T10]-[.W10]/2);[.W10])" office:value-type="float" office:value="970">
            <text:p>97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0.4957382161771">
            <text:p>80.5</text:p>
          </table:table-cell>
          <table:table-cell table:formula="oooc:=[.AA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3]*[$globals.$C$32]/[.R10]*[.K10]*[.Y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[.$D10]*[$globals.$C$34]/[.$K10]" office:value-type="float" office:value="975">
            <text:p>975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64713216957606">
            <text:p>3.65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3724427083949">
            <text:p>9.64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98000">
            <text:p>98,000</text:p>
          </table:table-cell>
          <table:table-cell table:formula="oooc:=CEILING(([.R21]-[.V21]/2);[.V21])" office:value-type="float" office:value="4.22">
            <text:p>4.22</text:p>
          </table:table-cell>
          <table:table-cell table:formula="oooc:=CEILING(([.T21]-[.W21]/2);[.W21])" office:value-type="float" office:value="250">
            <text:p>250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9596.31564151829">
            <text:p>9596.32</text:p>
          </table:table-cell>
          <table:table-cell table:formula="oooc:=[.AA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3]*[$globals.$C$32]/[.R21]*[.K21]*[.Y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[.$D21]*[$globals.$C$34]/[.$K21]" office:value-type="float" office:value="253.2">
            <text:p>253.2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50000">
            <text:p>150,000</text:p>
          </table:table-cell>
          <table:table-cell table:formula="oooc:=CEILING(([.R22]-[.V22]/2);[.V22])" office:value-type="float" office:value="5.29">
            <text:p>5.29</text:p>
          </table:table-cell>
          <table:table-cell table:formula="oooc:=CEILING(([.T22]-[.W22]/2);[.W22])" office:value-type="float" office:value="320">
            <text:p>320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4563.2767242305">
            <text:p>14563.28</text:p>
          </table:table-cell>
          <table:table-cell table:formula="oooc:=[.AA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3]*[$globals.$C$32]/[.R22]*[.K22]*[.Y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[.$D22]*[$globals.$C$34]/[.$K22]" office:value-type="float" office:value="317.4">
            <text:p>317.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30000">
            <text:p>230,000</text:p>
          </table:table-cell>
          <table:table-cell table:formula="oooc:=CEILING(([.R23]-[.V23]/2);[.V23])" office:value-type="float" office:value="6.63">
            <text:p>6.63</text:p>
          </table:table-cell>
          <table:table-cell table:formula="oooc:=CEILING(([.T23]-[.W23]/2);[.W23])" office:value-type="float" office:value="400">
            <text:p>400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2101.0893002429">
            <text:p>22101.09</text:p>
          </table:table-cell>
          <table:table-cell table:formula="oooc:=[.AA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3]*[$globals.$C$32]/[.R23]*[.K23]*[.Y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[.$D23]*[$globals.$C$34]/[.$K23]" office:value-type="float" office:value="397.8">
            <text:p>397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40000">
            <text:p>340,000</text:p>
          </table:table-cell>
          <table:table-cell table:formula="oooc:=CEILING(([.R24]-[.V24]/2);[.V24])" office:value-type="float" office:value="8.31">
            <text:p>8.31</text:p>
          </table:table-cell>
          <table:table-cell table:formula="oooc:=CEILING(([.T24]-[.W24]/2);[.W24])" office:value-type="float" office:value="500">
            <text:p>500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3540.4014842766">
            <text:p>33540.4</text:p>
          </table:table-cell>
          <table:table-cell table:formula="oooc:=[.AA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3]*[$globals.$C$32]/[.R24]*[.K24]*[.Y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[.$D24]*[$globals.$C$34]/[.$K24]" office:value-type="float" office:value="498.6">
            <text:p>498.6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20000">
            <text:p>520,000</text:p>
          </table:table-cell>
          <table:table-cell table:formula="oooc:=CEILING(([.R25]-[.V25]/2);[.V25])" office:value-type="float" office:value="10.41">
            <text:p>10.41</text:p>
          </table:table-cell>
          <table:table-cell table:formula="oooc:=CEILING(([.T25]-[.W25]/2);[.W25])" office:value-type="float" office:value="620">
            <text:p>620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0900.592113082">
            <text:p>50900.59</text:p>
          </table:table-cell>
          <table:table-cell table:formula="oooc:=[.AA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3]*[$globals.$C$32]/[.R25]*[.K25]*[.Y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[.$D25]*[$globals.$C$34]/[.$K25]" office:value-type="float" office:value="624.6">
            <text:p>624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790000">
            <text:p>790,000</text:p>
          </table:table-cell>
          <table:table-cell table:formula="oooc:=CEILING(([.R26]-[.V26]/2);[.V26])" office:value-type="float" office:value="13.04">
            <text:p>13.04</text:p>
          </table:table-cell>
          <table:table-cell table:formula="oooc:=CEILING(([.T26]-[.W26]/2);[.W26])" office:value-type="float" office:value="780">
            <text:p>780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77246.2511719462">
            <text:p>77246.25</text:p>
          </table:table-cell>
          <table:table-cell table:formula="oooc:=[.AA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3]*[$globals.$C$32]/[.R26]*[.K26]*[.Y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[.$D26]*[$globals.$C$34]/[.$K26]" office:value-type="float" office:value="782.4">
            <text:p>782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34205455534">
            <text:p>14.82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600000">
            <text:p>1,600,000</text:p>
          </table:table-cell>
          <table:table-cell table:formula="oooc:=CEILING(([.R29]-[.V29]/2);[.V29])" office:value-type="float" office:value="7.63">
            <text:p>7.63</text:p>
          </table:table-cell>
          <table:table-cell table:formula="oooc:=CEILING(([.T29]-[.W29]/2);[.W29])" office:value-type="float" office:value="460">
            <text:p>460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297273.903910601">
            <text:p>297273.9</text:p>
          </table:table-cell>
          <table:table-cell table:formula="oooc:=[.AA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3]*[$globals.$C$32]/[.R29]*[.K29]*[.Y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[.$D29]*[$globals.$C$34]/[.$K29]" office:value-type="float" office:value="457.8">
            <text:p>457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400000">
            <text:p>2,400,000</text:p>
          </table:table-cell>
          <table:table-cell table:formula="oooc:=CEILING(([.R30]-[.V30]/2);[.V30])" office:value-type="float" office:value="9.56">
            <text:p>9.56</text:p>
          </table:table-cell>
          <table:table-cell table:formula="oooc:=CEILING(([.T30]-[.W30]/2);[.W30])" office:value-type="float" office:value="570">
            <text:p>570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51140.02991021">
            <text:p>451140.03</text:p>
          </table:table-cell>
          <table:table-cell table:formula="oooc:=[.AA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3]*[$globals.$C$32]/[.R30]*[.K30]*[.Y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[.$D30]*[$globals.$C$34]/[.$K30]" office:value-type="float" office:value="573.6">
            <text:p>573.6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3600000">
            <text:p>3,600,000</text:p>
          </table:table-cell>
          <table:table-cell table:formula="oooc:=CEILING(([.R31]-[.V31]/2);[.V31])" office:value-type="float" office:value="11.98">
            <text:p>11.98</text:p>
          </table:table-cell>
          <table:table-cell table:formula="oooc:=CEILING(([.T31]-[.W31]/2);[.W31])" office:value-type="float" office:value="720">
            <text:p>720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684645.789320923">
            <text:p>684645.79</text:p>
          </table:table-cell>
          <table:table-cell table:formula="oooc:=[.AA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3]*[$globals.$C$32]/[.R31]*[.K31]*[.Y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[.$D31]*[$globals.$C$34]/[.$K31]" office:value-type="float" office:value="718.8">
            <text:p>718.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5500000">
            <text:p>5,500,000</text:p>
          </table:table-cell>
          <table:table-cell table:formula="oooc:=CEILING(([.R32]-[.V32]/2);[.V32])" office:value-type="float" office:value="15">
            <text:p>15</text:p>
          </table:table-cell>
          <table:table-cell table:formula="oooc:=CEILING(([.T32]-[.W32]/2);[.W32])" office:value-type="float" office:value="900">
            <text:p>9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039011.89377534">
            <text:p>1039011.89</text:p>
          </table:table-cell>
          <table:table-cell table:formula="oooc:=[.AA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3]*[$globals.$C$32]/[.R32]*[.K32]*[.Y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[.$D32]*[$globals.$C$34]/[.$K32]" office:value-type="float" office:value="900">
            <text:p>900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8300000">
            <text:p>8,300,000</text:p>
          </table:table-cell>
          <table:table-cell table:formula="oooc:=CEILING(([.R33]-[.V33]/2);[.V33])" office:value-type="float" office:value="18.8">
            <text:p>18.8</text:p>
          </table:table-cell>
          <table:table-cell table:formula="oooc:=CEILING(([.T33]-[.W33]/2);[.W33])" office:value-type="float" office:value="1100">
            <text:p>1100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576794.50052176">
            <text:p>1576794.5</text:p>
          </table:table-cell>
          <table:table-cell table:formula="oooc:=[.AA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3]*[$globals.$C$32]/[.R33]*[.K33]*[.Y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[.$D33]*[$globals.$C$34]/[.$K33]" office:value-type="float" office:value="1128">
            <text:p>112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23.55">
            <text:p>23.55</text:p>
          </table:table-cell>
          <table:table-cell table:formula="oooc:=CEILING(([.T34]-[.W34]/2);[.W34])" office:value-type="float" office:value="1400">
            <text:p>1400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392928.23476887">
            <text:p>2392928.23</text:p>
          </table:table-cell>
          <table:table-cell table:formula="oooc:=[.AA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3]*[$globals.$C$32]/[.R34]*[.K34]*[.Y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[.$D34]*[$globals.$C$34]/[.$K34]" office:value-type="float" office:value="1413">
            <text:p>1413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6745803972587">
            <text:p>50.67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55000000">
            <text:p>55,000,000</text:p>
          </table:table-cell>
          <table:table-cell table:formula="oooc:=CEILING(([.R37]-[.V37]/2);[.V37])" office:value-type="float" office:value="6.2">
            <text:p>6.2</text:p>
          </table:table-cell>
          <table:table-cell table:formula="oooc:=CEILING(([.T37]-[.W37]/2);[.W37])" office:value-type="float" office:value="370">
            <text:p>370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9208927.38916486">
            <text:p>9208927.39</text:p>
          </table:table-cell>
          <table:table-cell table:formula="oooc:=[.AA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3]*[$globals.$C$32]/[.R37]*[.K37]*[.Y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[.$D37]*[$globals.$C$34]/[.$K37]" office:value-type="float" office:value="372">
            <text:p>37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84000000">
            <text:p>84,000,000</text:p>
          </table:table-cell>
          <table:table-cell table:formula="oooc:=CEILING(([.R38]-[.V38]/2);[.V38])" office:value-type="float" office:value="7.77">
            <text:p>7.77</text:p>
          </table:table-cell>
          <table:table-cell table:formula="oooc:=CEILING(([.T38]-[.W38]/2);[.W38])" office:value-type="float" office:value="470">
            <text:p>470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3975380.0220492">
            <text:p>13975380.02</text:p>
          </table:table-cell>
          <table:table-cell table:formula="oooc:=[.AA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3]*[$globals.$C$32]/[.R38]*[.K38]*[.Y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[.$D38]*[$globals.$C$34]/[.$K38]" office:value-type="float" office:value="466.2">
            <text:p>466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30000000">
            <text:p>130,000,000</text:p>
          </table:table-cell>
          <table:table-cell table:formula="oooc:=CEILING(([.R39]-[.V39]/2);[.V39])" office:value-type="float" office:value="9.73">
            <text:p>9.73</text:p>
          </table:table-cell>
          <table:table-cell table:formula="oooc:=CEILING(([.T39]-[.W39]/2);[.W39])" office:value-type="float" office:value="580">
            <text:p>580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1208902.8946514">
            <text:p>21208902.89</text:p>
          </table:table-cell>
          <table:table-cell table:formula="oooc:=[.AA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3]*[$globals.$C$32]/[.R39]*[.K39]*[.Y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[.$D39]*[$globals.$C$34]/[.$K39]" office:value-type="float" office:value="583.8">
            <text:p>583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90000000">
            <text:p>190,000,000</text:p>
          </table:table-cell>
          <table:table-cell table:formula="oooc:=CEILING(([.R40]-[.V40]/2);[.V40])" office:value-type="float" office:value="12.19">
            <text:p>12.19</text:p>
          </table:table-cell>
          <table:table-cell table:formula="oooc:=CEILING(([.T40]-[.W40]/2);[.W40])" office:value-type="float" office:value="730">
            <text:p>730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2186427.9386367">
            <text:p>32186427.94</text:p>
          </table:table-cell>
          <table:table-cell table:formula="oooc:=[.AA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3]*[$globals.$C$32]/[.R40]*[.K40]*[.Y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[.$D40]*[$globals.$C$34]/[.$K40]" office:value-type="float" office:value="731.4">
            <text:p>731.4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90000000">
            <text:p>290,000,000</text:p>
          </table:table-cell>
          <table:table-cell table:formula="oooc:=CEILING(([.R41]-[.V41]/2);[.V41])" office:value-type="float" office:value="15.27">
            <text:p>15.27</text:p>
          </table:table-cell>
          <table:table-cell table:formula="oooc:=CEILING(([.T41]-[.W41]/2);[.W41])" office:value-type="float" office:value="920">
            <text:p>920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48845814.8257312">
            <text:p>48845814.83</text:p>
          </table:table-cell>
          <table:table-cell table:formula="oooc:=[.AA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3]*[$globals.$C$32]/[.R41]*[.K41]*[.Y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[.$D41]*[$globals.$C$34]/[.$K41]" office:value-type="float" office:value="916.2">
            <text:p>916.2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40000000">
            <text:p>440,000,000</text:p>
          </table:table-cell>
          <table:table-cell table:formula="oooc:=CEILING(([.R42]-[.V42]/2);[.V42])" office:value-type="float" office:value="19.14">
            <text:p>19.14</text:p>
          </table:table-cell>
          <table:table-cell table:formula="oooc:=CEILING(([.T42]-[.W42]/2);[.W42])" office:value-type="float" office:value="1100">
            <text:p>1100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74127940.8369998">
            <text:p>74127940.84</text:p>
          </table:table-cell>
          <table:table-cell table:formula="oooc:=[.AA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3]*[$globals.$C$32]/[.R42]*[.K42]*[.Y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[.$D42]*[$globals.$C$34]/[.$K42]" office:value-type="float" office:value="1148.4">
            <text:p>1148.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437333677989">
            <text:p>156.4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58">
            <text:p>5.58</text:p>
          </table:table-cell>
          <table:table-cell table:formula="oooc:=CEILING(([.T45]-[.W45]/2);[.W45])" office:value-type="float" office:value="330">
            <text:p>330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285273421.39125">
            <text:p>285273421.39</text:p>
          </table:table-cell>
          <table:table-cell table:formula="oooc:=[.AA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3]*[$globals.$C$32]/[.R45]*[.K45]*[.Y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[.$D45]*[$globals.$C$34]/[.$K45]" office:value-type="float" office:value="334.8">
            <text:p>334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700000000">
            <text:p>2,700,000,000</text:p>
          </table:table-cell>
          <table:table-cell table:formula="oooc:=CEILING(([.R46]-[.V46]/2);[.V46])" office:value-type="float" office:value="6.99">
            <text:p>6.99</text:p>
          </table:table-cell>
          <table:table-cell table:formula="oooc:=CEILING(([.T46]-[.W46]/2);[.W46])" office:value-type="float" office:value="420">
            <text:p>420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32928212.554238">
            <text:p>432928212.55</text:p>
          </table:table-cell>
          <table:table-cell table:formula="oooc:=[.AA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3]*[$globals.$C$32]/[.R46]*[.K46]*[.Y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[.$D46]*[$globals.$C$34]/[.$K46]" office:value-type="float" office:value="419.4">
            <text:p>41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100000000">
            <text:p>4,100,000,000</text:p>
          </table:table-cell>
          <table:table-cell table:formula="oooc:=CEILING(([.R47]-[.V47]/2);[.V47])" office:value-type="float" office:value="8.76">
            <text:p>8.76</text:p>
          </table:table-cell>
          <table:table-cell table:formula="oooc:=CEILING(([.T47]-[.W47]/2);[.W47])" office:value-type="float" office:value="530">
            <text:p>530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657007709.696001">
            <text:p>657007709.7</text:p>
          </table:table-cell>
          <table:table-cell table:formula="oooc:=[.AA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3]*[$globals.$C$32]/[.R47]*[.K47]*[.Y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[.$D47]*[$globals.$C$34]/[.$K47]" office:value-type="float" office:value="525.6">
            <text:p>525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200000000">
            <text:p>6,200,000,000</text:p>
          </table:table-cell>
          <table:table-cell table:formula="oooc:=CEILING(([.R48]-[.V48]/2);[.V48])" office:value-type="float" office:value="10.97">
            <text:p>10.97</text:p>
          </table:table-cell>
          <table:table-cell table:formula="oooc:=CEILING(([.T48]-[.W48]/2);[.W48])" office:value-type="float" office:value="660">
            <text:p>660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997068608.795981">
            <text:p>997068608.8</text:p>
          </table:table-cell>
          <table:table-cell table:formula="oooc:=[.AA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3]*[$globals.$C$32]/[.R48]*[.K48]*[.Y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[.$D48]*[$globals.$C$34]/[.$K48]" office:value-type="float" office:value="658.2">
            <text:p>65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400000000">
            <text:p>9,400,000,000</text:p>
          </table:table-cell>
          <table:table-cell table:formula="oooc:=CEILING(([.R49]-[.V49]/2);[.V49])" office:value-type="float" office:value="13.75">
            <text:p>13.75</text:p>
          </table:table-cell>
          <table:table-cell table:formula="oooc:=CEILING(([.T49]-[.W49]/2);[.W49])" office:value-type="float" office:value="820">
            <text:p>820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513141772.8817">
            <text:p>1513141772.88</text:p>
          </table:table-cell>
          <table:table-cell table:formula="oooc:=[.AA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3]*[$globals.$C$32]/[.R49]*[.K49]*[.Y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[.$D49]*[$globals.$C$34]/[.$K49]" office:value-type="float" office:value="825">
            <text:p>825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4000000000">
            <text:p>14,000,000,000</text:p>
          </table:table-cell>
          <table:table-cell table:formula="oooc:=CEILING(([.R50]-[.V50]/2);[.V50])" office:value-type="float" office:value="17.22">
            <text:p>17.22</text:p>
          </table:table-cell>
          <table:table-cell table:formula="oooc:=CEILING(([.T50]-[.W50]/2);[.W50])" office:value-type="float" office:value="1000">
            <text:p>1000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296329464.83432">
            <text:p>2296329464.83</text:p>
          </table:table-cell>
          <table:table-cell table:formula="oooc:=[.AA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3]*[$globals.$C$32]/[.R50]*[.K50]*[.Y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[.$D50]*[$globals.$C$34]/[.$K50]" office:value-type="float" office:value="1033.2">
            <text:p>1033.2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3.781221454475">
            <text:p>493.78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8837177394.6249">
            <text:p>8837177394.62</text:p>
          </table:table-cell>
          <table:table-cell table:formula="oooc:=[.AA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3411215790.1753">
            <text:p>13411215790.18</text:p>
          </table:table-cell>
          <table:table-cell table:formula="oooc:=[.AA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0352732658.7385">
            <text:p>20352732658.74</text:p>
          </table:table-cell>
          <table:table-cell table:formula="oooc:=[.AA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0887112187.2141">
            <text:p>30887112187.21</text:p>
          </table:table-cell>
          <table:table-cell table:formula="oooc:=[.AA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46873985683.487">
            <text:p>46873985683.49</text:p>
          </table:table-cell>
          <table:table-cell table:formula="oooc:=[.AA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1135511812.7643">
            <text:p>71135511812.76</text:p>
          </table:table-cell>
          <table:table-cell table:formula="oooc:=[.AA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85582.7885332671">
            <text:p>85582.79</text:p>
          </table:table-cell>
          <table:table-cell table:formula="oooc:=[.AA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20472.083638323">
            <text:p>220472.08</text:p>
          </table:table-cell>
          <table:table-cell table:formula="oooc:=[.AA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567184.862025352">
            <text:p>567184.86</text:p>
          </table:table-cell>
          <table:table-cell table:formula="oooc:=[.AA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457274.46520837">
            <text:p>1457274.47</text:p>
          </table:table-cell>
          <table:table-cell table:formula="oooc:=[.AA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7200">
            <text:p>7,200</text:p>
          </table:table-cell>
          <table:table-cell table:formula="oooc:=CEILING(([.R14]-[.V14]/2);[.V14])" office:value-type="float" office:value="1.82">
            <text:p>1.82</text:p>
          </table:table-cell>
          <table:table-cell table:formula="oooc:=CEILING(([.T14]-[.W14]/2);[.W14])" office:value-type="float" office:value="73">
            <text:p>73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2.5">
            <text:p>2.5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Z13]/[.H14]/[.Y13]*[.Q14]" office:value-type="float" office:value="478.627721223516">
            <text:p>478.63</text:p>
          </table:table-cell>
          <table:table-cell table:formula="oooc:=[.AA13]/[.M14]" office:value-type="float" office:value="1.67144518490271">
            <text:p>1.67</text:p>
          </table:table-cell>
          <table:table-cell table:formula="oooc:=([.D14]/[.C14])/([.R14]/[.Q14])" office:value-type="float" office:value="0.999581941099067">
            <text:p>1</text:p>
          </table:table-cell>
          <table:table-cell/>
          <table:table-cell table:formula="oooc:=[.I14]^[$globals.$C$23]*[$globals.$C$32]/[.R14]*[.K14]*[.Y14]" office:value-type="float" office:value="7179.41581835274">
            <text:p>7179.42</text:p>
          </table:table-cell>
          <table:table-cell table:formula="oooc:=[.S14]/[.H14]" office:value-type="float" office:value="1.81555578556213">
            <text:p>1.82</text:p>
          </table:table-cell>
          <table:table-cell table:formula="oooc:=[.I14]/[.J14]" office:value-type="float" office:value="5.44666735668638">
            <text:p>5.45</text:p>
          </table:table-cell>
          <table:table-cell table:formula="oooc:=[.$D14]*[$globals.$C$34]/[.$K14]" office:value-type="float" office:value="72.8">
            <text:p>72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">
            <text:p>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8000">
            <text:p>18,000</text:p>
          </table:table-cell>
          <table:table-cell table:formula="oooc:=CEILING(([.R15]-[.V15]/2);[.V15])" office:value-type="float" office:value="2.97">
            <text:p>2.97</text:p>
          </table:table-cell>
          <table:table-cell table:formula="oooc:=CEILING(([.T15]-[.W15]/2);[.W15])" office:value-type="float" office:value="120">
            <text:p>12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2.5">
            <text:p>2.5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Z13]/[.H15]/[.Y13]*[.Q15]" office:value-type="float" office:value="1187.33865233983">
            <text:p>1187.34</text:p>
          </table:table-cell>
          <table:table-cell table:formula="oooc:=[.AA13]/[.M15]" office:value-type="float" office:value="0.673775757593238">
            <text:p>0.67</text:p>
          </table:table-cell>
          <table:table-cell table:formula="oooc:=([.D15]/[.C15])/([.R15]/[.Q15])" office:value-type="float" office:value="0.990502275763227">
            <text:p>0.99</text:p>
          </table:table-cell>
          <table:table-cell/>
          <table:table-cell table:formula="oooc:=[.I15]^[$globals.$C$23]*[$globals.$C$32]/[.R15]*[.K15]*[.Y15]" office:value-type="float" office:value="17810.0797850974">
            <text:p>17810.08</text:p>
          </table:table-cell>
          <table:table-cell table:formula="oooc:=[.S15]/[.H15]" office:value-type="float" office:value="2.96684140607016">
            <text:p>2.97</text:p>
          </table:table-cell>
          <table:table-cell table:formula="oooc:=[.I15]/[.J15]" office:value-type="float" office:value="8.90052421821049">
            <text:p>8.9</text:p>
          </table:table-cell>
          <table:table-cell table:formula="oooc:=[.$D15]*[$globals.$C$34]/[.$K15]" office:value-type="float" office:value="118.8">
            <text:p>11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44000">
            <text:p>44,000</text:p>
          </table:table-cell>
          <table:table-cell table:formula="oooc:=CEILING(([.R16]-[.V16]/2);[.V16])" office:value-type="float" office:value="4.85">
            <text:p>4.85</text:p>
          </table:table-cell>
          <table:table-cell table:formula="oooc:=CEILING(([.T16]-[.W16]/2);[.W16])" office:value-type="float" office:value="190">
            <text:p>19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2.5">
            <text:p>2.5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Z13]/[.H16]/[.Y13]*[.Q16]" office:value-type="float" office:value="2945.44802322848">
            <text:p>2945.45</text:p>
          </table:table-cell>
          <table:table-cell table:formula="oooc:=[.AA13]/[.M16]" office:value-type="float" office:value="0.271605539697532">
            <text:p>0.27</text:p>
          </table:table-cell>
          <table:table-cell table:formula="oooc:=([.D16]/[.C16])/([.R16]/[.Q16])" office:value-type="float" office:value="1.00450619455798">
            <text:p>1</text:p>
          </table:table-cell>
          <table:table-cell/>
          <table:table-cell table:formula="oooc:=[.I16]^[$globals.$C$23]*[$globals.$C$32]/[.R16]*[.K16]*[.Y16]" office:value-type="float" office:value="44181.7203484271">
            <text:p>44181.72</text:p>
          </table:table-cell>
          <table:table-cell table:formula="oooc:=[.S16]/[.H16]" office:value-type="float" office:value="4.84818367949355">
            <text:p>4.85</text:p>
          </table:table-cell>
          <table:table-cell table:formula="oooc:=[.I16]/[.J16]" office:value-type="float" office:value="14.5445510384807">
            <text:p>14.54</text:p>
          </table:table-cell>
          <table:table-cell table:formula="oooc:=[.$D16]*[$globals.$C$34]/[.$K16]" office:value-type="float" office:value="194">
            <text:p>19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110000">
            <text:p>110,000</text:p>
          </table:table-cell>
          <table:table-cell table:formula="oooc:=CEILING(([.R17]-[.V17]/2);[.V17])" office:value-type="float" office:value="7.92">
            <text:p>7.92</text:p>
          </table:table-cell>
          <table:table-cell table:formula="oooc:=CEILING(([.T17]-[.W17]/2);[.W17])" office:value-type="float" office:value="320">
            <text:p>32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2.5">
            <text:p>2.5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Z13]/[.H17]/[.Y13]*[.Q17]" office:value-type="float" office:value="7306.81515374224">
            <text:p>7306.82</text:p>
          </table:table-cell>
          <table:table-cell table:formula="oooc:=[.AA13]/[.M17]" office:value-type="float" office:value="0.109486826088693">
            <text:p>0.11</text:p>
          </table:table-cell>
          <table:table-cell table:formula="oooc:=([.D17]/[.C17])/([.R17]/[.Q17])" office:value-type="float" office:value="0.996065911151947">
            <text:p>1</text:p>
          </table:table-cell>
          <table:table-cell/>
          <table:table-cell table:formula="oooc:=[.I17]^[$globals.$C$23]*[$globals.$C$32]/[.R17]*[.K17]*[.Y17]" office:value-type="float" office:value="109602.227306134">
            <text:p>109602.23</text:p>
          </table:table-cell>
          <table:table-cell table:formula="oooc:=[.S17]/[.H17]" office:value-type="float" office:value="7.92252829626032">
            <text:p>7.92</text:p>
          </table:table-cell>
          <table:table-cell table:formula="oooc:=[.I17]/[.J17]" office:value-type="float" office:value="23.767584888781">
            <text:p>23.77</text:p>
          </table:table-cell>
          <table:table-cell table:formula="oooc:=[.$D17]*[$globals.$C$34]/[.$K17]" office:value-type="float" office:value="316.8">
            <text:p>316.8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270000">
            <text:p>270,000</text:p>
          </table:table-cell>
          <table:table-cell table:formula="oooc:=CEILING(([.R18]-[.V18]/2);[.V18])" office:value-type="float" office:value="12.95">
            <text:p>12.95</text:p>
          </table:table-cell>
          <table:table-cell table:formula="oooc:=CEILING(([.T18]-[.W18]/2);[.W18])" office:value-type="float" office:value="520">
            <text:p>52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2.5">
            <text:p>2.5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Z13]/[.H18]/[.Y13]*[.Q18]" office:value-type="float" office:value="18126.121143512">
            <text:p>18126.12</text:p>
          </table:table-cell>
          <table:table-cell table:formula="oooc:=[.AA13]/[.M18]" office:value-type="float" office:value="0.0441352009989379">
            <text:p>0.04</text:p>
          </table:table-cell>
          <table:table-cell table:formula="oooc:=([.D18]/[.C18])/([.R18]/[.Q18])" office:value-type="float" office:value="1.00728788086322">
            <text:p>1.01</text:p>
          </table:table-cell>
          <table:table-cell/>
          <table:table-cell table:formula="oooc:=[.I18]^[$globals.$C$23]*[$globals.$C$32]/[.R18]*[.K18]*[.Y18]" office:value-type="float" office:value="271891.81715268">
            <text:p>271891.82</text:p>
          </table:table-cell>
          <table:table-cell table:formula="oooc:=[.S18]/[.H18]" office:value-type="float" office:value="12.946385441321">
            <text:p>12.95</text:p>
          </table:table-cell>
          <table:table-cell table:formula="oooc:=[.I18]/[.J18]" office:value-type="float" office:value="38.839156323963">
            <text:p>38.84</text:p>
          </table:table-cell>
          <table:table-cell table:formula="oooc:=[.$D18]*[$globals.$C$34]/[.$K18]" office:value-type="float" office:value="518">
            <text:p>51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670000">
            <text:p>670,000</text:p>
          </table:table-cell>
          <table:table-cell table:formula="oooc:=CEILING(([.R19]-[.V19]/2);[.V19])" office:value-type="float" office:value="21.16">
            <text:p>21.16</text:p>
          </table:table-cell>
          <table:table-cell table:formula="oooc:=CEILING(([.T19]-[.W19]/2);[.W19])" office:value-type="float" office:value="850">
            <text:p>85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2.5">
            <text:p>2.5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Z13]/[.H19]/[.Y13]*[.Q19]" office:value-type="float" office:value="44965.7286787938">
            <text:p>44965.73</text:p>
          </table:table-cell>
          <table:table-cell table:formula="oooc:=[.AA13]/[.M19]" office:value-type="float" office:value="0.0177913273843439">
            <text:p>0.02</text:p>
          </table:table-cell>
          <table:table-cell table:formula="oooc:=([.D19]/[.C19])/([.R19]/[.Q19])" office:value-type="float" office:value="1.00688643242475">
            <text:p>1.01</text:p>
          </table:table-cell>
          <table:table-cell/>
          <table:table-cell table:formula="oooc:=[.I19]^[$globals.$C$23]*[$globals.$C$32]/[.R19]*[.K19]*[.Y19]" office:value-type="float" office:value="674485.930181906">
            <text:p>674485.93</text:p>
          </table:table-cell>
          <table:table-cell table:formula="oooc:=[.S19]/[.H19]" office:value-type="float" office:value="21.1559857822616">
            <text:p>21.16</text:p>
          </table:table-cell>
          <table:table-cell table:formula="oooc:=[.I19]/[.J19]" office:value-type="float" office:value="63.4679573467848">
            <text:p>63.47</text:p>
          </table:table-cell>
          <table:table-cell table:formula="oooc:=[.$D19]*[$globals.$C$34]/[.$K19]" office:value-type="float" office:value="846.4">
            <text:p>84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">
            <text:p>1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100000">
            <text:p>100,000</text:p>
          </table:table-cell>
          <table:table-cell table:formula="oooc:=CEILING(([.R23]-[.V23]/2);[.V23])" office:value-type="float" office:value="1.48">
            <text:p>1.48</text:p>
          </table:table-cell>
          <table:table-cell table:formula="oooc:=CEILING(([.T23]-[.W23]/2);[.W23])" office:value-type="float" office:value="89">
            <text:p>89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407.261325375317">
            <text:p>407.26</text:p>
          </table:table-cell>
          <table:table-cell table:formula="oooc:=[.AA22]/[.M23]" office:value-type="float" office:value="1.96434070743828">
            <text:p>1.96</text:p>
          </table:table-cell>
          <table:table-cell table:formula="oooc:=([.D23]/[.C23])/([.R23]/[.Q23])" office:value-type="float" office:value="1.01588181219476">
            <text:p>1.02</text:p>
          </table:table-cell>
          <table:table-cell/>
          <table:table-cell table:formula="oooc:=[.I23]^[$globals.$C$23]*[$globals.$C$32]/[.R23]*[.K23]*[.Y23]" office:value-type="float" office:value="101815.331343829">
            <text:p>101815.33</text:p>
          </table:table-cell>
          <table:table-cell table:formula="oooc:=[.S23]/[.H23]" office:value-type="float" office:value="1.48330926471965">
            <text:p>1.48</text:p>
          </table:table-cell>
          <table:table-cell table:formula="oooc:=[.I23]/[.J23]" office:value-type="float" office:value="74.1654632359824">
            <text:p>74.17</text:p>
          </table:table-cell>
          <table:table-cell table:formula="oooc:=[.$D23]*[$globals.$C$34]/[.$K23]" office:value-type="float" office:value="88.8">
            <text:p>88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2.42">
            <text:p>2.42</text:p>
          </table:table-cell>
          <table:table-cell table:formula="oooc:=CEILING(([.T24]-[.W24]/2);[.W24])" office:value-type="float" office:value="150">
            <text:p>15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010.29901064891">
            <text:p>1010.3</text:p>
          </table:table-cell>
          <table:table-cell table:formula="oooc:=[.AA22]/[.M24]" office:value-type="float" office:value="0.79184478215629">
            <text:p>0.79</text:p>
          </table:table-cell>
          <table:table-cell table:formula="oooc:=([.D24]/[.C24])/([.R24]/[.Q24])" office:value-type="float" office:value="1.00866941108553">
            <text:p>1.01</text:p>
          </table:table-cell>
          <table:table-cell/>
          <table:table-cell table:formula="oooc:=[.I24]^[$globals.$C$23]*[$globals.$C$32]/[.R24]*[.K24]*[.Y24]" office:value-type="float" office:value="252574.752662227">
            <text:p>252574.75</text:p>
          </table:table-cell>
          <table:table-cell table:formula="oooc:=[.S24]/[.H24]" office:value-type="float" office:value="2.42390973583618">
            <text:p>2.42</text:p>
          </table:table-cell>
          <table:table-cell table:formula="oooc:=[.I24]/[.J24]" office:value-type="float" office:value="121.195486791809">
            <text:p>121.2</text:p>
          </table:table-cell>
          <table:table-cell table:formula="oooc:=[.$D24]*[$globals.$C$34]/[.$K24]" office:value-type="float" office:value="145.2">
            <text:p>145.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30000">
            <text:p>630,000</text:p>
          </table:table-cell>
          <table:table-cell table:formula="oooc:=CEILING(([.R25]-[.V25]/2);[.V25])" office:value-type="float" office:value="3.96">
            <text:p>3.96</text:p>
          </table:table-cell>
          <table:table-cell table:formula="oooc:=CEILING(([.T25]-[.W25]/2);[.W25])" office:value-type="float" office:value="240">
            <text:p>24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2506.26324504916">
            <text:p>2506.26</text:p>
          </table:table-cell>
          <table:table-cell table:formula="oooc:=[.AA22]/[.M25]" office:value-type="float" office:value="0.31920030810024">
            <text:p>0.32</text:p>
          </table:table-cell>
          <table:table-cell table:formula="oooc:=([.D25]/[.C25])/([.R25]/[.Q25])" office:value-type="float" office:value="0.994306213705883">
            <text:p>0.99</text:p>
          </table:table-cell>
          <table:table-cell/>
          <table:table-cell table:formula="oooc:=[.I25]^[$globals.$C$23]*[$globals.$C$32]/[.R25]*[.K25]*[.Y25]" office:value-type="float" office:value="626565.811262291">
            <text:p>626565.81</text:p>
          </table:table-cell>
          <table:table-cell table:formula="oooc:=[.S25]/[.H25]" office:value-type="float" office:value="3.96096656794758">
            <text:p>3.96</text:p>
          </table:table-cell>
          <table:table-cell table:formula="oooc:=[.I25]/[.J25]" office:value-type="float" office:value="198.048328397379">
            <text:p>198.05</text:p>
          </table:table-cell>
          <table:table-cell table:formula="oooc:=[.$D25]*[$globals.$C$34]/[.$K25]" office:value-type="float" office:value="237.6">
            <text:p>23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600000">
            <text:p>1,600,000</text:p>
          </table:table-cell>
          <table:table-cell table:formula="oooc:=CEILING(([.R26]-[.V26]/2);[.V26])" office:value-type="float" office:value="6.47">
            <text:p>6.47</text:p>
          </table:table-cell>
          <table:table-cell table:formula="oooc:=CEILING(([.T26]-[.W26]/2);[.W26])" office:value-type="float" office:value="390">
            <text:p>39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6217.32317588818">
            <text:p>6217.32</text:p>
          </table:table-cell>
          <table:table-cell table:formula="oooc:=[.AA22]/[.M26]" office:value-type="float" office:value="0.128672738631721">
            <text:p>0.13</text:p>
          </table:table-cell>
          <table:table-cell table:formula="oooc:=([.D26]/[.C26])/([.R26]/[.Q26])" office:value-type="float" office:value="0.971050550226748">
            <text:p>0.97</text:p>
          </table:table-cell>
          <table:table-cell/>
          <table:table-cell table:formula="oooc:=[.I26]^[$globals.$C$23]*[$globals.$C$32]/[.R26]*[.K26]*[.Y26]" office:value-type="float" office:value="1554330.79397205">
            <text:p>1554330.79</text:p>
          </table:table-cell>
          <table:table-cell table:formula="oooc:=[.S26]/[.H26]" office:value-type="float" office:value="6.47270643804978">
            <text:p>6.47</text:p>
          </table:table-cell>
          <table:table-cell table:formula="oooc:=[.I26]/[.J26]" office:value-type="float" office:value="323.635321902489">
            <text:p>323.64</text:p>
          </table:table-cell>
          <table:table-cell table:formula="oooc:=[.$D26]*[$globals.$C$34]/[.$K26]" office:value-type="float" office:value="388.2">
            <text:p>388.2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3900000">
            <text:p>3,900,000</text:p>
          </table:table-cell>
          <table:table-cell table:formula="oooc:=CEILING(([.R27]-[.V27]/2);[.V27])" office:value-type="float" office:value="10.58">
            <text:p>10.58</text:p>
          </table:table-cell>
          <table:table-cell table:formula="oooc:=CEILING(([.T27]-[.W27]/2);[.W27])" office:value-type="float" office:value="630">
            <text:p>63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5">
            <text:p>0.5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15423.4027689609">
            <text:p>15423.4</text:p>
          </table:table-cell>
          <table:table-cell table:formula="oooc:=[.AA22]/[.M27]" office:value-type="float" office:value="0.051869228339804">
            <text:p>0.05</text:p>
          </table:table-cell>
          <table:table-cell table:formula="oooc:=([.D27]/[.C27])/([.R27]/[.Q27])" office:value-type="float" office:value="0.988941552332615">
            <text:p>0.99</text:p>
          </table:table-cell>
          <table:table-cell/>
          <table:table-cell table:formula="oooc:=[.I27]^[$globals.$C$23]*[$globals.$C$32]/[.R27]*[.K27]*[.Y27]" office:value-type="float" office:value="3855850.69224023">
            <text:p>3855850.69</text:p>
          </table:table-cell>
          <table:table-cell table:formula="oooc:=[.S27]/[.H27]" office:value-type="float" office:value="10.5771982455484">
            <text:p>10.58</text:p>
          </table:table-cell>
          <table:table-cell table:formula="oooc:=[.I27]/[.J27]" office:value-type="float" office:value="528.859912277422">
            <text:p>528.86</text:p>
          </table:table-cell>
          <table:table-cell table:formula="oooc:=[.$D27]*[$globals.$C$34]/[.$K27]" office:value-type="float" office:value="634.8">
            <text:p>634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9600000">
            <text:p>9,600,000</text:p>
          </table:table-cell>
          <table:table-cell table:formula="oooc:=CEILING(([.R28]-[.V28]/2);[.V28])" office:value-type="float" office:value="17.28">
            <text:p>17.28</text:p>
          </table:table-cell>
          <table:table-cell table:formula="oooc:=CEILING(([.T28]-[.W28]/2);[.W28])" office:value-type="float" office:value="1000">
            <text:p>10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5">
            <text:p>0.5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38261.0564456639">
            <text:p>38261.06</text:p>
          </table:table-cell>
          <table:table-cell table:formula="oooc:=[.AA22]/[.M28]" office:value-type="float" office:value="0.0209089887817424">
            <text:p>0.02</text:p>
          </table:table-cell>
          <table:table-cell table:formula="oooc:=([.D28]/[.C28])/([.R28]/[.Q28])" office:value-type="float" office:value="0.996125580967968">
            <text:p>1</text:p>
          </table:table-cell>
          <table:table-cell/>
          <table:table-cell table:formula="oooc:=[.I28]^[$globals.$C$23]*[$globals.$C$32]/[.R28]*[.K28]*[.Y28]" office:value-type="float" office:value="9565264.11141598">
            <text:p>9565264.11</text:p>
          </table:table-cell>
          <table:table-cell table:formula="oooc:=[.S28]/[.H28]" office:value-type="float" office:value="17.2844425738148">
            <text:p>17.28</text:p>
          </table:table-cell>
          <table:table-cell table:formula="oooc:=[.I28]/[.J28]" office:value-type="float" office:value="864.22212869074">
            <text:p>864.22</text:p>
          </table:table-cell>
          <table:table-cell table:formula="oooc:=[.$D28]*[$globals.$C$34]/[.$K28]" office:value-type="float" office:value="1036.8">
            <text:p>1036.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9000000">
            <text:p>19,000,000</text:p>
          </table:table-cell>
          <table:table-cell table:formula="oooc:=CEILING(([.R41]-[.V41]/2);[.V41])" office:value-type="float" office:value="2.44">
            <text:p>2.44</text:p>
          </table:table-cell>
          <table:table-cell table:formula="oooc:=CEILING(([.T41]-[.W41]/2);[.W41])" office:value-type="float" office:value="150">
            <text:p>15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8293.08935732297">
            <text:p>8293.09</text:p>
          </table:table-cell>
          <table:table-cell table:formula="oooc:=[.AA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Y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[.$D41]*[$globals.$C$34]/[.$K41]" office:value-type="float" office:value="146.4">
            <text:p>14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46000000">
            <text:p>46,000,000</text:p>
          </table:table-cell>
          <table:table-cell table:formula="oooc:=CEILING(([.R42]-[.V42]/2);[.V42])" office:value-type="float" office:value="3.99">
            <text:p>3.99</text:p>
          </table:table-cell>
          <table:table-cell table:formula="oooc:=CEILING(([.T42]-[.W42]/2);[.W42])" office:value-type="float" office:value="240">
            <text:p>2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20572.7857051123">
            <text:p>20572.79</text:p>
          </table:table-cell>
          <table:table-cell table:formula="oooc:=[.AA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Y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[.$D42]*[$globals.$C$34]/[.$K42]" office:value-type="float" office:value="239.4">
            <text:p>239.4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10000000">
            <text:p>110,000,000</text:p>
          </table:table-cell>
          <table:table-cell table:formula="oooc:=CEILING(([.R43]-[.V43]/2);[.V43])" office:value-type="float" office:value="6.53">
            <text:p>6.53</text:p>
          </table:table-cell>
          <table:table-cell table:formula="oooc:=CEILING(([.T43]-[.W43]/2);[.W43])" office:value-type="float" office:value="390">
            <text:p>39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51035.2045459082">
            <text:p>51035.2</text:p>
          </table:table-cell>
          <table:table-cell table:formula="oooc:=[.AA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Y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[.$D43]*[$globals.$C$34]/[.$K43]" office:value-type="float" office:value="391.8">
            <text:p>391.8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80000000">
            <text:p>280,000,000</text:p>
          </table:table-cell>
          <table:table-cell table:formula="oooc:=CEILING(([.R44]-[.V44]/2);[.V44])" office:value-type="float" office:value="10.67">
            <text:p>10.67</text:p>
          </table:table-cell>
          <table:table-cell table:formula="oooc:=CEILING(([.T44]-[.W44]/2);[.W44])" office:value-type="float" office:value="640">
            <text:p>64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126603.763844945">
            <text:p>126603.76</text:p>
          </table:table-cell>
          <table:table-cell table:formula="oooc:=[.AA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Y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[.$D44]*[$globals.$C$34]/[.$K44]" office:value-type="float" office:value="640.2">
            <text:p>640.2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710000000">
            <text:p>710,000,000</text:p>
          </table:table-cell>
          <table:table-cell table:formula="oooc:=CEILING(([.R45]-[.V45]/2);[.V45])" office:value-type="float" office:value="17.43">
            <text:p>17.43</text:p>
          </table:table-cell>
          <table:table-cell table:formula="oooc:=CEILING(([.T45]-[.W45]/2);[.W45])" office:value-type="float" office:value="1000">
            <text:p>10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314067.772674218">
            <text:p>314067.77</text:p>
          </table:table-cell>
          <table:table-cell table:formula="oooc:=[.AA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Y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[.$D45]*[$globals.$C$34]/[.$K45]" office:value-type="float" office:value="1045.8">
            <text:p>1045.8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800000000">
            <text:p>1,800,000,000</text:p>
          </table:table-cell>
          <table:table-cell table:formula="oooc:=CEILING(([.R46]-[.V46]/2);[.V46])" office:value-type="float" office:value="28.49">
            <text:p>28.49</text:p>
          </table:table-cell>
          <table:table-cell table:formula="oooc:=CEILING(([.T46]-[.W46]/2);[.W46])" office:value-type="float" office:value="1700">
            <text:p>17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779112.427916044">
            <text:p>779112.43</text:p>
          </table:table-cell>
          <table:table-cell table:formula="oooc:=[.AA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Y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[.$D46]*[$globals.$C$34]/[.$K46]" office:value-type="float" office:value="1709.4">
            <text:p>170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90526.518127927">
            <text:p>190526.52</text:p>
          </table:table-cell>
          <table:table-cell table:formula="oooc:=[.AA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472641.865980365">
            <text:p>472641.87</text:p>
          </table:table-cell>
          <table:table-cell table:formula="oooc:=[.AA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172489.45539123">
            <text:p>1172489.46</text:p>
          </table:table-cell>
          <table:table-cell table:formula="oooc:=[.AA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2908611.40739645">
            <text:p>2908611.41</text:p>
          </table:table-cell>
          <table:table-cell table:formula="oooc:=[.AA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7215434.0325507">
            <text:p>7215434.03</text:p>
          </table:table-cell>
          <table:table-cell table:formula="oooc:=[.AA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7899430.6856181">
            <text:p>17899430.69</text:p>
          </table:table-cell>
          <table:table-cell table:formula="oooc:=[.AA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1000000000">
            <text:p>11,000,000,000</text:p>
          </table:table-cell>
          <table:table-cell table:formula="oooc:=CEILING(([.R59]-[.V59]/2);[.V59])" office:value-type="float" office:value="1.27">
            <text:p>1.27</text:p>
          </table:table-cell>
          <table:table-cell table:formula="oooc:=CEILING(([.T59]-[.W59]/2);[.W59])" office:value-type="float" office:value="19">
            <text:p>19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4323141.84079268">
            <text:p>4323141.84</text:p>
          </table:table-cell>
          <table:table-cell table:formula="oooc:=[.AA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Y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[.$D59]*[$globals.$C$34]/[.$K59]" office:value-type="float" office:value="19.05">
            <text:p>19.05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7000000000">
            <text:p>27,000,000,000</text:p>
          </table:table-cell>
          <table:table-cell table:formula="oooc:=CEILING(([.R60]-[.V60]/2);[.V60])" office:value-type="float" office:value="2.08">
            <text:p>2.08</text:p>
          </table:table-cell>
          <table:table-cell table:formula="oooc:=CEILING(([.T60]-[.W60]/2);[.W60])" office:value-type="float" office:value="31">
            <text:p>3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10724479.9653458">
            <text:p>10724479.97</text:p>
          </table:table-cell>
          <table:table-cell table:formula="oooc:=[.AA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Y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[.$D60]*[$globals.$C$34]/[.$K60]" office:value-type="float" office:value="31.2">
            <text:p>31.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7000000000">
            <text:p>67,000,000,000</text:p>
          </table:table-cell>
          <table:table-cell table:formula="oooc:=CEILING(([.R61]-[.V61]/2);[.V61])" office:value-type="float" office:value="3.4">
            <text:p>3.4</text:p>
          </table:table-cell>
          <table:table-cell table:formula="oooc:=CEILING(([.T61]-[.W61]/2);[.W61])" office:value-type="float" office:value="51">
            <text:p>51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26604371.2565337">
            <text:p>26604371.26</text:p>
          </table:table-cell>
          <table:table-cell table:formula="oooc:=[.AA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Y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[.$D61]*[$globals.$C$34]/[.$K61]" office:value-type="float" office:value="51">
            <text:p>5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5.56">
            <text:p>5.56</text:p>
          </table:table-cell>
          <table:table-cell table:formula="oooc:=CEILING(([.T62]-[.W62]/2);[.W62])" office:value-type="float" office:value="83">
            <text:p>83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65997845.3260745">
            <text:p>65997845.33</text:p>
          </table:table-cell>
          <table:table-cell table:formula="oooc:=[.AA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Y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[.$D62]*[$globals.$C$34]/[.$K62]" office:value-type="float" office:value="83.4">
            <text:p>83.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410000000000">
            <text:p>410,000,000,000</text:p>
          </table:table-cell>
          <table:table-cell table:formula="oooc:=CEILING(([.R63]-[.V63]/2);[.V63])" office:value-type="float" office:value="9.09">
            <text:p>9.09</text:p>
          </table:table-cell>
          <table:table-cell table:formula="oooc:=CEILING(([.T63]-[.W63]/2);[.W63])" office:value-type="float" office:value="140">
            <text:p>14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163721801.416929">
            <text:p>163721801.42</text:p>
          </table:table-cell>
          <table:table-cell table:formula="oooc:=[.AA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Y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[.$D63]*[$globals.$C$34]/[.$K63]" office:value-type="float" office:value="136.35">
            <text:p>136.3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1000000000000">
            <text:p>1,000,000,000,000</text:p>
          </table:table-cell>
          <table:table-cell table:formula="oooc:=CEILING(([.R64]-[.V64]/2);[.V64])" office:value-type="float" office:value="14.86">
            <text:p>14.86</text:p>
          </table:table-cell>
          <table:table-cell table:formula="oooc:=CEILING(([.T64]-[.W64]/2);[.W64])" office:value-type="float" office:value="220">
            <text:p>22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406147020.81212">
            <text:p>406147020.81</text:p>
          </table:table-cell>
          <table:table-cell table:formula="oooc:=[.AA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Y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[.$D64]*[$globals.$C$34]/[.$K64]" office:value-type="float" office:value="222.9">
            <text:p>222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2">09/22/2007</text:date>, <text:time>22:5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en Wilhelm</meta:initial-creator>
    <meta:creation-date>2007-04-02T23:01:32</meta:creation-date>
    <dc:date>2007-09-22T22:54:47</dc:date>
    <dc:language>en-US</dc:language>
    <meta:editing-cycles>212</meta:editing-cycles>
    <meta:editing-duration>P15DT22H29M43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